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394.44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16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06.41pt"/>
    </style:style>
    <style:style style:name="co8" style:family="table-column">
      <style:table-column-properties fo:break-before="auto" style:column-width="412.21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9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/>
          <table:table-cell office:value-type="string" calcext:value-type="string">
            <text:p>T1055</text:p>
          </table:table-cell>
          <table:table-cell office:value-type="string" calcext:value-type="string">
            <text:p>T1027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055, T1183</text:p>
          </table:table-cell>
          <table:table-cell office:value-type="string" calcext:value-type="string">
            <text:p>T1055, 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134, T1050, T1053, T1055, T1078</text:p>
          </table:table-cell>
          <table:table-cell office:value-type="string" calcext:value-type="string">
            <text:p>T1006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 Cle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R 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Commands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, T1053, T1055, T1078, T1015, T1138, T1182, T1197</text:p>
          </table:table-cell>
          <table:table-cell office:value-type="string" calcext:value-type="string">
            <text:p>T1027, T1054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17, T1118, T1121, T1127, T1151, T1152, T1153, T1170, T1191, T1196, T1204, T1216, T1218, T1220, T1223</text:p>
          </table:table-cell>
          <table:table-cell office:value-type="string" calcext:value-type="string">
            <text:p>T1004, T1015, T1023, T1031, T1034, T1053, T1078, T1138, T1152, T1156, T1182, T1197</text:p>
          </table:table-cell>
          <table:table-cell office:value-type="string" calcext:value-type="string">
            <text:p><text:span text:style-name="T1">TT1050, T1053, T1078, T1015, T1134, T1138, T1182, </text:span>T1197</text:p>
          </table:table-cell>
          <table:table-cell office:value-type="string" calcext:value-type="string">
            <text:p>T1054, T1064, T1078, T1085, T1117, T1118, T1121, T1127, T1151, T1152, T1170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<text:span text:style-name="T1">T1189, T1192, </text:span>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ch one or more Attack Tactic codes and replace with X</text:p>
          </table:table-cell>
          <table:table-cell office:value-type="string" calcext:value-type="string">
            <text:p>(T[\d]{4}(,\s)?)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ch Tactic Names and replace with markdown links</text:p>
          </table:table-cell>
          <table:table-cell office:value-type="string" calcext:value-type="string">
            <text:p>^(\w+)\s(\w+)\s(\w+)\s(\w+)$</text:p>
          </table:table-cell>
          <table:table-cell office:value-type="string" calcext:value-type="string">
            <text:p>[\1 \2 \3 \4]\(/Tactics/\1-\2-\3-\4.md\)</text:p>
          </table:table-cell>
        </table:table-row>
        <table:table-row table:style-name="ro1">
          <table:table-cell office:value-type="string" calcext:value-type="string">
            <text:p>Save as .csv with | as delimiter</text:p>
          </table:table-cell>
          <table:table-cell table:number-columns-repeated="2"/>
        </table:table-row>
      </table:table>
      <table:table table:name="LinkedTactics" table:style-name="ta1">
        <office:forms form:automatic-focus="false" form:apply-design-mode="false"/>
        <table:table-column table:style-name="co7" table:default-cell-style-name="ce6"/>
        <table:table-row table:style-name="ro1">
          <table:table-cell office:value-type="string" calcext:value-type="string">
            <text:p>[Account-Creation](/Tactics/Account-Creation.md)</text:p>
          </table:table-cell>
        </table:table-row>
        <table:table-row table:style-name="ro1">
          <table:table-cell office:value-type="string" calcext:value-type="string">
            <text:p>[Account-Logon](/Tactics/Account-Logon.md)</text:p>
          </table:table-cell>
        </table:table-row>
        <table:table-row table:style-name="ro1">
          <table:table-cell office:value-type="string" calcext:value-type="string">
            <text:p>[Account-Modification](/Tactics/Account-Modification.md)</text:p>
          </table:table-cell>
        </table:table-row>
        <table:table-row table:style-name="ro1">
          <table:table-cell office:value-type="string" calcext:value-type="string">
            <text:p>[API-Usage](/Tactics/API-Usage.md)</text:p>
          </table:table-cell>
        </table:table-row>
        <table:table-row table:style-name="ro1">
          <table:table-cell office:value-type="string" calcext:value-type="string">
            <text:p>[Application-Log](/Tactics/Application-Log.md)</text:p>
          </table:table-cell>
        </table:table-row>
        <table:table-row table:style-name="ro1">
          <table:table-cell office:value-type="string" calcext:value-type="string">
            <text:p>[Bash-Activity](/Tactics/Bash-Activity.md)</text:p>
          </table:table-cell>
        </table:table-row>
        <table:table-row table:style-name="ro1">
          <table:table-cell office:value-type="string" calcext:value-type="string">
            <text:p>[Browser-Extension](/Tactics/Browser-Extension.md)</text:p>
          </table:table-cell>
        </table:table-row>
        <table:table-row table:style-name="ro1">
          <table:table-cell office:value-type="string" calcext:value-type="string">
            <text:p>[Child-Process-Spawning](/Tactics/Child-Process-Spawning.md)</text:p>
          </table:table-cell>
        </table:table-row>
        <table:table-row table:style-name="ro1">
          <table:table-cell office:value-type="string" calcext:value-type="string">
            <text:p>[Command-Activity](/Tactics/Command-Activity.md)</text:p>
          </table:table-cell>
        </table:table-row>
        <table:table-row table:style-name="ro1">
          <table:table-cell office:value-type="string" calcext:value-type="string">
            <text:p>[Configuration-Change](/Tactics/Configuration-Change.md)</text:p>
          </table:table-cell>
        </table:table-row>
        <table:table-row table:style-name="ro1">
          <table:table-cell office:value-type="string" calcext:value-type="string">
            <text:p>[DLL-Loading](/Tactics/DLL-Loading.md)</text:p>
          </table:table-cell>
        </table:table-row>
        <table:table-row table:style-name="ro1">
          <table:table-cell office:value-type="string" calcext:value-type="string">
            <text:p>[Domain-Replication-Request](/Tactics/Domain-Replication-Request.md)</text:p>
          </table:table-cell>
        </table:table-row>
        <table:table-row table:style-name="ro1">
          <table:table-cell office:value-type="string" calcext:value-type="string">
            <text:p>[Email-Attachment](/Tactics/Email-Attachment.md)</text:p>
          </table:table-cell>
        </table:table-row>
        <table:table-row table:style-name="ro1">
          <table:table-cell office:value-type="string" calcext:value-type="string">
            <text:p>[Executable-from-Removable-Media](/Tactics/Executable-from-Removable-Media.md)</text:p>
          </table:table-cell>
        </table:table-row>
        <table:table-row table:style-name="ro1">
          <table:table-cell office:value-type="string" calcext:value-type="string">
            <text:p>[File-Access](/Tactics/File-Access.md)</text:p>
          </table:table-cell>
        </table:table-row>
        <table:table-row table:style-name="ro1">
          <table:table-cell office:value-type="string" calcext:value-type="string">
            <text:p>[File-Contents](/Tactics/File-Contents.md)</text:p>
          </table:table-cell>
        </table:table-row>
        <table:table-row table:style-name="ro1">
          <table:table-cell office:value-type="string" calcext:value-type="string">
            <text:p>[File-Creation](/Tactics/File-Creation.md)</text:p>
          </table:table-cell>
        </table:table-row>
        <table:table-row table:style-name="ro1">
          <table:table-cell office:value-type="string" calcext:value-type="string">
            <text:p>[File-Deletion](/Tactics/File-Deletion.md)</text:p>
          </table:table-cell>
        </table:table-row>
        <table:table-row table:style-name="ro1">
          <table:table-cell office:value-type="string" calcext:value-type="string">
            <text:p>[File-Download-Source](/Tactics/File-Download-Source.md)</text:p>
          </table:table-cell>
        </table:table-row>
        <table:table-row table:style-name="ro1">
          <table:table-cell office:value-type="string" calcext:value-type="string">
            <text:p>[File-Hash](/Tactics/File-Hash.md)</text:p>
          </table:table-cell>
        </table:table-row>
        <table:table-row table:style-name="ro1">
          <table:table-cell office:value-type="string" calcext:value-type="string">
            <text:p>[File-Modification](/Tactics/File-Modification.md)</text:p>
          </table:table-cell>
        </table:table-row>
        <table:table-row table:style-name="ro1">
          <table:table-cell office:value-type="string" calcext:value-type="string">
            <text:p>[File-Name](/Tactics/File-Name.md)</text:p>
          </table:table-cell>
        </table:table-row>
        <table:table-row table:style-name="ro1">
          <table:table-cell office:value-type="string" calcext:value-type="string">
            <text:p>[File-Rename](/Tactics/File-Rename.md)</text:p>
          </table:table-cell>
        </table:table-row>
        <table:table-row table:style-name="ro1">
          <table:table-cell office:value-type="string" calcext:value-type="string">
            <text:p>[File-Signer](/Tactics/File-Signer.md)</text:p>
          </table:table-cell>
        </table:table-row>
        <table:table-row table:style-name="ro1">
          <table:table-cell office:value-type="string" calcext:value-type="string">
            <text:p>[Firmware-Modification](/Tactics/Firmware-Modification.md)</text:p>
          </table:table-cell>
        </table:table-row>
        <table:table-row table:style-name="ro1">
          <table:table-cell office:value-type="string" calcext:value-type="string">
            <text:p>[Log-Cleared](/Tactics/Log-Cleared.md)</text:p>
          </table:table-cell>
        </table:table-row>
        <table:table-row table:style-name="ro1">
          <table:table-cell office:value-type="string" calcext:value-type="string">
            <text:p>[MBR-VBR-Modification](/Tactics/MBR-VBR-Modification.md)</text:p>
          </table:table-cell>
        </table:table-row>
        <table:table-row table:style-name="ro1">
          <table:table-cell office:value-type="string" calcext:value-type="string">
            <text:p>[Named-Pipe-Connection](/Tactics/Named-Pipe-Connection.md)</text:p>
          </table:table-cell>
        </table:table-row>
        <table:table-row table:style-name="ro1">
          <table:table-cell office:value-type="string" calcext:value-type="string">
            <text:p>[Named-Pipe-Creation](/Tactics/Named-Pipe-Creation.md)</text:p>
          </table:table-cell>
        </table:table-row>
        <table:table-row table:style-name="ro1">
          <table:table-cell office:value-type="string" calcext:value-type="string">
            <text:p>[Network-Activity-by-Process](/Tactics/Network-Activity-by-Process.md)</text:p>
          </table:table-cell>
        </table:table-row>
        <table:table-row table:style-name="ro1">
          <table:table-cell office:value-type="string" calcext:value-type="string">
            <text:p>[Network-Activity-by-System](/Tactics/Network-Activity-by-System.md)</text:p>
          </table:table-cell>
        </table:table-row>
        <table:table-row table:style-name="ro1">
          <table:table-cell office:value-type="string" calcext:value-type="string">
            <text:p>[Network-Connection-Length](/Tactics/Network-Connection-Length.md)</text:p>
          </table:table-cell>
        </table:table-row>
        <table:table-row table:style-name="ro1">
          <table:table-cell office:value-type="string" calcext:value-type="string">
            <text:p>[Network-File-Transfer](/Tactics/Network-File-Transfer.md)</text:p>
          </table:table-cell>
        </table:table-row>
        <table:table-row table:style-name="ro1">
          <table:table-cell office:value-type="string" calcext:value-type="string">
            <text:p>[Network-Port-Opening](/Tactics/Network-Port-Opening.md)</text:p>
          </table:table-cell>
        </table:table-row>
        <table:table-row table:style-name="ro1">
          <table:table-cell office:value-type="string" calcext:value-type="string">
            <text:p>[Network-Port-Use](/Tactics/Network-Port-Use.md)</text:p>
          </table:table-cell>
        </table:table-row>
        <table:table-row table:style-name="ro1">
          <table:table-cell office:value-type="string" calcext:value-type="string">
            <text:p>[Network-Protocol-Behavior](/Tactics/Network-Protocol-Behavior.md)</text:p>
          </table:table-cell>
        </table:table-row>
        <table:table-row table:style-name="ro1">
          <table:table-cell office:value-type="string" calcext:value-type="string">
            <text:p>[Network-Protocol-Use](/Tactics/Network-Protocol-Use.md)</text:p>
          </table:table-cell>
        </table:table-row>
        <table:table-row table:style-name="ro1">
          <table:table-cell office:value-type="string" calcext:value-type="string">
            <text:p>[Network-SendReceive-Ratio](/Tactics/Network-SendReceive-Ratio.md)</text:p>
          </table:table-cell>
        </table:table-row>
        <table:table-row table:style-name="ro1">
          <table:table-cell office:value-type="string" calcext:value-type="string">
            <text:p>[Network-Socket](/Tactics/Network-Socket.md)</text:p>
          </table:table-cell>
        </table:table-row>
        <table:table-row table:style-name="ro1">
          <table:table-cell office:value-type="string" calcext:value-type="string">
            <text:p>[Network-Traffic-Interval](/Tactics/Network-Traffic-Interval.md)</text:p>
          </table:table-cell>
        </table:table-row>
        <table:table-row table:style-name="ro1">
          <table:table-cell office:value-type="string" calcext:value-type="string">
            <text:p>[POST-Parameter](/Tactics/POST-Parameter.md)</text:p>
          </table:table-cell>
        </table:table-row>
        <table:table-row table:style-name="ro1">
          <table:table-cell office:value-type="string" calcext:value-type="string">
            <text:p>[PowerShell-Commands](/Tactics/PowerShell-Commands.md)</text:p>
          </table:table-cell>
        </table:table-row>
        <table:table-row table:style-name="ro1">
          <table:table-cell office:value-type="string" calcext:value-type="string">
            <text:p>[Process-Execution](/Tactics/Process-Execution.md)</text:p>
          </table:table-cell>
        </table:table-row>
        <table:table-row table:style-name="ro1">
          <table:table-cell office:value-type="string" calcext:value-type="string">
            <text:p>[Process-Hooking](/Tactics/Process-Hooking.md)</text:p>
          </table:table-cell>
        </table:table-row>
        <table:table-row table:style-name="ro1">
          <table:table-cell office:value-type="string" calcext:value-type="string">
            <text:p>[Process-Owner](/Tactics/Process-Owner.md)</text:p>
          </table:table-cell>
        </table:table-row>
        <table:table-row table:style-name="ro1">
          <table:table-cell office:value-type="string" calcext:value-type="string">
            <text:p>[Process-Parent](/Tactics/Process-Parent.md)</text:p>
          </table:table-cell>
        </table:table-row>
        <table:table-row table:style-name="ro1">
          <table:table-cell office:value-type="string" calcext:value-type="string">
            <text:p>[Process-Termination](/Tactics/Process-Termination.md)</text:p>
          </table:table-cell>
        </table:table-row>
        <table:table-row table:style-name="ro1">
          <table:table-cell office:value-type="string" calcext:value-type="string">
            <text:p>[Registry-Entry-Access](/Tactics/Registry-Entry-Access.md)</text:p>
          </table:table-cell>
        </table:table-row>
        <table:table-row table:style-name="ro1">
          <table:table-cell office:value-type="string" calcext:value-type="string">
            <text:p>[Registry-Entry-Creation](/Tactics/Registry-Entry-Creation.md)</text:p>
          </table:table-cell>
        </table:table-row>
        <table:table-row table:style-name="ro1">
          <table:table-cell office:value-type="string" calcext:value-type="string">
            <text:p>[Registry-Entry-Deletion](/Tactics/Registry-Entry-Deletion.md)</text:p>
          </table:table-cell>
        </table:table-row>
        <table:table-row table:style-name="ro1">
          <table:table-cell office:value-type="string" calcext:value-type="string">
            <text:p>[Registry-Entry-Modification](/Tactics/Registry-Entry-Modification.md)</text:p>
          </table:table-cell>
        </table:table-row>
        <table:table-row table:style-name="ro1">
          <table:table-cell office:value-type="string" calcext:value-type="string">
            <text:p>[Scheduled-Task](/Tactics/Scheduled-Task.md)</text:p>
          </table:table-cell>
        </table:table-row>
        <table:table-row table:style-name="ro1">
          <table:table-cell office:value-type="string" calcext:value-type="string">
            <text:p>[Script-Execution](/Tactics/Script-Execution.md)</text:p>
          </table:table-cell>
        </table:table-row>
        <table:table-row table:style-name="ro1">
          <table:table-cell office:value-type="string" calcext:value-type="string">
            <text:p>[Service-Creation](/Tactics/Service-Creation.md)</text:p>
          </table:table-cell>
        </table:table-row>
        <table:table-row table:style-name="ro1">
          <table:table-cell office:value-type="string" calcext:value-type="string">
            <text:p>[Service-Modification](/Tactics/Service-Modification.md)</text:p>
          </table:table-cell>
        </table:table-row>
        <table:table-row table:style-name="ro1">
          <table:table-cell office:value-type="string" calcext:value-type="string">
            <text:p>[SQL-Command](/Tactics/SQL-Command.md)</text:p>
          </table:table-cell>
        </table:table-row>
        <table:table-row table:style-name="ro1">
          <table:table-cell office:value-type="string" calcext:value-type="string">
            <text:p>[System-Access](/Tactics/System-Access.md)</text:p>
          </table:table-cell>
        </table:table-row>
        <table:table-row table:style-name="ro1">
          <table:table-cell office:value-type="string" calcext:value-type="string">
            <text:p>[URL-Request](/Tactics/URL-Request.md)</text:p>
          </table:table-cell>
        </table:table-row>
        <table:table-row table:style-name="ro1">
          <table:table-cell office:value-type="string" calcext:value-type="string">
            <text:p>[USB-Device](/Tactics/USB-Device.md)</text:p>
          </table:table-cell>
        </table:table-row>
        <table:table-row table:style-name="ro1">
          <table:table-cell office:value-type="string" calcext:value-type="string">
            <text:p>[WMI-Activity](/Tactics/WMI-Activity.md)</text:p>
          </table:table-cell>
        </table:table-row>
        <table:table-row table:style-name="ro1">
          <table:table-cell/>
        </table:table-row>
      </table:table>
      <table:table table:name="MarkdownCSV" table:style-name="ta1">
        <office:forms form:automatic-focus="false" form:apply-design-mode="false"/>
        <table:table-column table:style-name="co8" table:default-cell-style-name="ce14"/>
        <table:table-column table:style-name="co6" table:number-columns-repeated="8" table:default-cell-style-name="ce14"/>
        <table:table-column table:style-name="co9" table:default-cell-style-name="ce14"/>
        <table:table-column table:style-name="co6" table:default-cell-style-name="ce14"/>
        <table:table-column table:style-name="co10" table:default-cell-style-name="ce14"/>
        <table:table-column table:style-name="co6" table:number-columns-repeated="1012" table:default-cell-style-name="ce14"/>
        <table:table-row table:style-name="ro2">
          <table:table-cell office:value-type="string" calcext:value-type="string">
            <text:p>Detection Tactic</text:p>
          </table:table-cell>
          <table:table-cell office:value-type="string" calcext:value-type="string">
            <text:p>Initial Acces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Privilege Escalation</text:p>
          </table:table-cell>
          <table:table-cell office:value-type="string" calcext:value-type="string">
            <text:p>Defense Evasion</text:p>
          </table:table-cell>
          <table:table-cell office:value-type="string" calcext:value-type="string">
            <text:p>Credential Access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Lateral Movemen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Exfiltration</text:p>
          </table:table-cell>
          <table:table-cell office:value-type="string" calcext:value-type="string">
            <text:p>Command and Control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Account-Creation](/Tactics/Account-Crea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Account-Logon](/Tactics/Account-Logon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Account-Modification](/Tactics/Account-Modification.md)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API-Usage](/Tactics/API-Usage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[Application-Log](/Tactics/Application-Log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Bash-Activity](/Tactics/Bash-Activity.md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[Browser-Extension](/Tactics/Browser-Extens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[Child-Process-Spawning](/Tactics/Child-Process-Spawning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Command-Activity](/Tactics/Command-Activity.md)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Configuration-Change](/Tactics/Configuration-Change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DLL-Loading](/Tactics/DLL-Loading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Domain-Replication-Request](/Tactics/Domain-Replication-Request.m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Email-Attachment](/Tactics/Email-Attachment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Executable-from-Removable-Media](/Tactics/Executable-from-Removable-Media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Access](/Tactics/File-Access.md)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File-Contents](/Tactics/File-Contents.md)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le-Creation](/Tactics/File-Creation.md)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File-Deletion](/Tactics/File-Dele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Download-Source](/Tactics/File-Download-Source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File-Hash](/Tactics/File-Hash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le-Modification](/Tactics/File-Modification.m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Name](/Tactics/File-Name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le-Rename](/Tactics/File-Rename.md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Signer](/Tactics/File-Signer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rmware-Modification](/Tactics/Firmware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Log-Cleared](/Tactics/Log-Cleared.m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[MBR-VBR-Modification](/Tactics/MBR-VBR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Named-Pipe-Connection](/Tactics/Named-Pipe-Connec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Named-Pipe-Creation](/Tactics/Named-Pipe-Crea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Network-Activity-by-Process](/Tactics/Network-Activity-by-Process.md)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Activity-by-System](/Tactics/Network-Activity-by-System.md)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Network-Connection-Length](/Tactics/Network-Connection-Length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File-Transfer](/Tactics/Network-File-Transfer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Port-Opening](/Tactics/Network-Port-Opening.md)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Network-Port-Use](/Tactics/Network-Port-Use.m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Protocol-Behavior](/Tactics/Network-Protocol-Behavior.md)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Protocol-Use](/Tactics/Network-Protocol-Use.md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SendReceive-Ratio](/Tactics/Network-SendReceive-Ratio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Socket](/Tactics/Network-Socket.m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Traffic-Interval](/Tactics/Network-Traffic-Interval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POST-Parameter](/Tactics/POST-Parameter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[PowerShell-Commands](/Tactics/PowerShell-Commands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[Process-Execution](/Tactics/Process-Execution.md)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X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Process-Hooking](/Tactics/Process-Hooking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Process-Owner](/Tactics/Process-Owner.md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Process-Parent](/Tactics/Process-Parent.m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Process-Termination](/Tactics/Process-Termination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Registry-Entry-Access](/Tactics/Registry-Entry-Access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Registry-Entry-Creation](/Tactics/Registry-Entry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Registry-Entry-Deletion](/Tactics/Registry-Entry-Dele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Registry-Entry-Modification](/Tactics/Registry-Entry-Modific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Scheduled-Task](/Tactics/Scheduled-Task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Script-Execution](/Tactics/Script-Execution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Service-Creation](/Tactics/Service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Service-Modification](/Tactics/Service-Modification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SQL-Command](/Tactics/SQL-Command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System-Access](/Tactics/System-Access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URL-Request](/Tactics/URL-Request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USB-Device](/Tactics/USB-Device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WMI-Activity](/Tactics/WMI-Activity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pping.A1:Mapping.L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2:30:04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6-16T09:13:33.256000000</dc:date>
    <meta:editing-duration>P16DT1H13M2S</meta:editing-duration>
    <meta:editing-cycles>383</meta:editing-cycles>
    <meta:generator>LibreOffice/6.2.4.2$Windows_X86_64 LibreOffice_project/2412653d852ce75f65fbfa83fb7e7b669a126d64</meta:generator>
    <meta:document-statistic meta:table-count="4" meta:cell-count="638" meta:object-count="0"/>
  </office:meta>
</office:document-meta>
</file>